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rsid="001c536a" officeooo:paragraph-rsid="001c536a"/>
    </style:style>
    <style:style style:name="P2" style:family="paragraph" style:parent-style-name="Preformatted_20_Text">
      <style:text-properties officeooo:rsid="001c536a" officeooo:paragraph-rsid="001c53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12536357011721918" text:style-name="L1">
        <text:list-item>
          <text:p text:style-name="P1">Descargar kernel </text:p>
        </text:list-item>
        <text:list-item>
          <text:p text:style-name="P1">extraer fuentes en /tmp/</text:p>
        </text:list-item>
        <text:list-item>
          <text:p text:style-name="P1">entrar en /tmp/kernel/<text:tab/>$ cd /tmp/kernel</text:p>
        </text:list-item>
        <text:list-item>
          <text:p text:style-name="P1">copiar config de kernel $ cp /boot/config* .config</text:p>
        </text:list-item>
        <text:list-item>
          <text:p text:style-name="P1">hacer make oldconfig</text:p>
          <text:list>
            <text:list-item>
              <text:p text:style-name="P1">Ir rellenando las novedades y generar el nuevo .config</text:p>
            </text:list-item>
          </text:list>
        </text:list-item>
        <text:list-item>
          <text:p text:style-name="P1">export CONCURRENCY_LEVEL=6 (6 threads)</text:p>
        </text:list-item>
        <text:list-item>
          <text:p text:style-name="P1">compilar</text:p>
          <text:list>
            <text:list-item>
              <text:p text:style-name="P1">make-kpkg --rootcmd fakeroot --initrd --revision=1.0 --append-to-version=”loquesea” kernel_image kernel_headers</text:p>
              <text:list>
                <text:list-item>
                  <text:p text:style-name="P1">kernel_image y kernel_headers es lo que se genera</text:p>
                </text:list-item>
              </text:list>
            </text:list-item>
          </text:list>
        </text:list-item>
        <text:list-item>
          <text:p text:style-name="P1">mover los deb generados en /tmp a donde sea</text:p>
        </text:list-item>
        <text:list-item>
          <text:p text:style-name="P1">instalar:</text:p>
          <text:list>
            <text:list-item>
              <text:p text:style-name="P1">dpkg -i imagen.deb headers.deb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10-24T20:47:21.805178023</dc:date>
    <dc:creator>Miguel Higuera</dc:creator>
    <meta:editing-duration>PT7M30S</meta:editing-duration>
    <meta:editing-cycles>1</meta:editing-cycles>
    <meta:document-statistic meta:table-count="0" meta:image-count="0" meta:object-count="0" meta:page-count="1" meta:paragraph-count="13" meta:word-count="84" meta:character-count="505" meta:non-whitespace-character-count="450"/>
  </office:meta>
</office:document-meta>
</file>